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paragraph-rsid="00089bbc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089bbc"/>
    </style:style>
    <style:style style:name="T1" style:family="text">
      <style:text-properties fo:font-size="11pt" officeooo:rsid="00089bbc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ntroducao</text:span></text:p>
      <text:p text:style-name="P1"><text:span text:style-name="T1"><text:s/></text:span></text:p>
      <text:p text:style-name="P1"><text:span text:style-name="T1"><text:s/>Este projecto teve como objectivo elaborar uma implementacao paralela do problema Wolves <text:s/></text:span></text:p>
      <text:p text:style-name="P1"><text:span text:style-name="T1">and Squirrels. Para suportar o paralelismo sera usada a framework MPI (Message Passing <text:s/></text:span></text:p>
      <text:p text:style-name="P1"><text:span text:style-name="T1">Interface). A seguir serao <text:s/>descritos alguns detalhes referentes a esta implementacao, como a <text:s/></text:span></text:p>
      <text:p text:style-name="P1"><text:span text:style-name="T1">decomposicao <text:s/>utilizada para o problema, o load balancing que foi feito entre as threads e os <text:s/></text:span></text:p>
      <text:p text:style-name="P1"><text:span text:style-name="T1">resultados de performance obtidos nos testes. </text:span></text:p>
      <text:p text:style-name="P1"><text:span text:style-name="T1"><text:s/></text:span></text:p>
      <text:p text:style-name="P1"><text:span text:style-name="T1">Decomposicao do Problema <text:s/></text:span></text:p>
      <text:p text:style-name="P1"><text:span text:style-name="T1"/></text:p>
      <text:p text:style-name="P1"><text:span text:style-name="T1">A decomposicao utilizada para esta implementacao <text:s/>do problema, foi escolhido distribuir os <text:s/></text:span></text:p>
      <text:p text:style-name="P1"><text:span text:style-name="T1">blocos por linha. Assim cada processo fica respons avel <text:s/>por processar um certo numero de <text:s/></text:span></text:p>
      <text:p text:style-name="P1"><text:span text:style-name="T1">linhas. </text:span></text:p>
      <text:p text:style-name="P1"><text:span text:style-name="T1">Para determinar o numero <text:s/>de linhas que cada thread fica responsavel <text:s/>por processar numa <text:s/></text:span></text:p>
      <text:p text:style-name="P1"><text:span text:style-name="T1">matriz de tamanho N x N utilizamos um tamanho fixo de linhas para cada thread <text:s/></text:span></text:p>
      <text:p text:style-name="P1"><text:span text:style-name="T1">denominado de chunk. O valor da chunk e obtido pela divisao do n umero de linhas da matriz <text:s/></text:span></text:p>
      <text:p text:style-name="P1"><text:span text:style-name="T1">pelo numero de threads que estao <text:s/>a correr no programa, ou seja N / p. Deste modo <text:s/></text:span></text:p>
      <text:p text:style-name="P1"><text:span text:style-name="T1">conseguimos garantir que cada thread fique respons avel por processar o mesmo numero <text:s/>de <text:s/></text:span></text:p>
      <text:p text:style-name="P1"><text:span text:style-name="T1">linhas, excepto no caso da ultima <text:s/>thread que pode ficar com um numero maior ou menor de <text:s/></text:span></text:p>
      <text:p text:style-name="P1"><text:span text:style-name="T1">linhas para processar. </text:span></text:p>
      <text:p text:style-name="P1"><text:span text:style-name="T1"><text:s/></text:span></text:p>
      <text:p text:style-name="P1"><text:span text:style-name="T1">Load Balancing <text:s/></text:span></text:p>
      <text:p text:style-name="P1"><text:span text:style-name="T1"/></text:p>
      <text:p text:style-name="P1"><text:span text:style-name="T1">O load balancing do programa esta distribuido de tal forma que a master thread tem uma <text:s/></text:span></text:p>
      <text:p text:style-name="P1"><text:span text:style-name="T1">carga de trabalho maior do que as outras threads. Isto acontece porque na nossa <text:s/></text:span></text:p>
      <text:p text:style-name="P1"><text:span text:style-name="T1">implementacao <text:s/>esta threas e a responsavel <text:s/>por fazer a leitura do input do programa e <text:s/></text:span></text:p>
      <text:p text:style-name="P1"><text:span text:style-name="T1">inicializar o mundo. <text:s/></text:span></text:p>
      <text:p text:style-name="P1"><text:span text:style-name="T1">Para as demais threads, excepto a ultima <text:s/>, o load balancing e <text:s/>estatico visto que todas elas tem <text:s/></text:span></text:p>
      <text:p text:style-name="P1"><text:span text:style-name="T1">o mesmo numero <text:s/>de linhas para processar. Em rela cao <text:s/>a ultima <text:s/>thread pode acontecer que ela <text:s/></text:span></text:p>
      <text:p text:style-name="P1"><text:span text:style-name="T1">tenha uma carga de trabalho menor do que as demais, situa cao <text:s/>que pode ocorrer quando esta <text:s/></text:span></text:p>
      <text:p text:style-name="P1"><text:span text:style-name="T1">tem menos linhas para processar, ou pode acontecer que ela tenha uma carga de trabalho <text:s/></text:span></text:p>
      <text:p text:style-name="P1"><text:span text:style-name="T1">maior do que as outras, situa c ? ao ~ em que tem um n umero ? maior de linhas para processar do <text:s/></text:span></text:p>
      <text:p text:style-name="P1"><text:span text:style-name="T1">que as outras threads </text:span></text:p>
      <text:p text:style-name="P1"><text:span text:style-name="T1"><text:s/></text:span></text:p>
      <text:p text:style-name="P1"><text:span text:style-name="T1">Resultados de Performance <text:s/></text:span></text:p>
      <text:p text:style-name="P1"><text:span text:style-name="T1">Para avaliar a performance da solucao <text:s/>implementada, foram realizados um conjunto de testes <text:s/></text:span></text:p>
      <text:p text:style-name="P1"><text:span text:style-name="T1">com os ficheiros disponibilizados pelo corpo docente. Estes testes foram executados em um <text:s/></text:span></text:p>
      <text:p text:style-name="P1"><text:span text:style-name="T1">cluster que possui maquinas com um processador Intel i5 com 4 cores. <text:s/></text:span></text:p>
      <text:p text:style-name="P1"><text:span text:style-name="T1">A seguir sera feita uma analise <text:s/>dos resultados de performance obtidos pela implementacao <text:s/></text:span></text:p>
      <text:p text:style-name="P1"><text:span text:style-name="T1"><text:s/>MPI do problema Wolves &amp; Squirrels. Serao comparados os resultados obtidos pela vers ao <text:s/></text:span></text:p>
      <text:p text:style-name="P1"><text:span text:style-name="T1"><text:s/>serial e paralela de modo a obter os speedups alcan cados. </text:span></text:p>
      <text:p text:style-name="P1"><text:span text:style-name="T1"><text:s/></text:span></text:p>
      <text:p text:style-name="P1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pt" style:country-asian="PT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pt" fo:country="PT" style:letter-kerning="true" style:font-name-asian="DejaVu Sans" style:font-size-asian="11pt" style:language-asian="pt" style:country-asian="P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Times New Roman" fo:font-size="12pt" style:font-name-asian="Droid Sans Fallback" style:font-size-asian="12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ítulo" style:family="paragraph" style:parent-style-name="Standard" style:default-outline-level="">
      <style:paragraph-properties fo:margin-top="0.1665in" fo:margin-bottom="0.0835in" style:contextual-spacing="false" fo:keep-with-next="always"/>
      <style:text-properties style:font-name="Arial1" fo:font-size="14pt" style:font-size-asian="14pt" style:font-size-complex="14pt"/>
    </style:style>
    <style:style style:name="Corpo_20_do_20_texto" style:display-name="Corpo do texto" style:family="paragraph" style:parent-style-name="Standard" style:default-outline-level="">
      <style:paragraph-properties fo:margin-top="0in" fo:margin-bottom="0.0835in" style:contextual-spacing="false"/>
    </style:style>
    <style:style style:name="Lista" style:family="paragraph" style:parent-style-name="Corpo_20_do_20_texto" style:default-outline-level=""/>
    <style:style style:name="Legenda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Índice" style:family="paragraph" style:parent-style-name="Standard" style:default-outline-level="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footnote-max-height="0in">
        <style:columns fo:column-count="2" fo:column-gap="0.1972in">
          <style:column style:rel-width="32767*" fo:start-indent="0in" fo:end-indent="0.0984in"/>
          <style:column style:rel-width="32768*" fo:start-indent="0.098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rcus </dc:creator>
    <meta:editing-cycles>3</meta:editing-cycles>
    <meta:creation-date>2013-10-31T21:31:00</meta:creation-date>
    <dc:date>2013-12-06T16:06:55</dc:date>
    <meta:editing-duration>PT44S</meta:editing-duration>
    <meta:generator>LibreOffice/4.0.2.2$Linux_x86 LibreOffice_project/400m0$Build-2</meta:generator>
    <meta:document-statistic meta:table-count="0" meta:image-count="0" meta:object-count="0" meta:page-count="1" meta:paragraph-count="41" meta:word-count="413" meta:character-count="2508" meta:non-whitespace-character-count="203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